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B00000025B26C70BFA26B85DA.png" manifest:media-type="image/png"/>
  <manifest:file-entry manifest:full-path="Pictures/10000001000000C90000005038837E570A3D83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f904"/>
    </style:style>
    <style:style style:name="P1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283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be394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fo:font-size="10pt" officeooo:rsid="03cd80cd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f1242"/>
    </style:style>
    <style:style style:name="T18" style:family="text">
      <style:text-properties officeooo:rsid="03cbe39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6">2</text:span>.1.<text:span text:style-name="T18">09</text:span> Editors - Geometry Nodes Editor - Header - Add Menu - <text:span text:style-name="T12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</text:index-body>
      </text:table-of-content>
      <text:p text:style-name="P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9" text:outline-level="1"><text:bookmark-start text:name="__RefHeading___Toc1324_2343488134"/><text:span text:style-name="T9">A</text:span><text:span text:style-name="T10">dd</text:span><text:span text:style-name="T8"> menu - </text:span><text:span text:style-name="T11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1.9925in" svg:height="0.2445in" draw:z-index="0"><draw:image xlink:href="Pictures/100000010000012B00000025B26C70BFA26B85DA.png" xlink:type="simple" xlink:show="embed" xlink:actuate="onLoad" draw:mime-type="image/png"/></draw:frame></text:p>
      <text:p text:style-name="P11"><text:span text:style-name="T15">Here you find </text:span><text:span text:style-name="T14">nodes</text:span><text:span text:style-name="T17"> that outputs data</text:span><text:span text:style-name="T14">.</text:span></text:p>
      <text:p text:style-name="P6"/>
      <text:p text:style-name="Horizontal_20_Line"/>
      <text:h text:style-name="P20" text:outline-level="2"><draw:frame draw:style-name="fr1" draw:name="Bild3" text:anchor-type="paragraph" svg:y="0.1598in" svg:width="1.339in" svg:height="0.5311in" draw:z-index="1"><draw:image xlink:href="Pictures/10000001000000C90000005038837E570A3D83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h text:style-name="P7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be39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09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0M14S</meta:editing-duration>
    <meta:editing-cycles>855</meta:editing-cycles>
    <meta:generator>LibreOffice/7.4.6.2$Windows_X86_64 LibreOffice_project/5b1f5509c2decdade7fda905e3e1429a67acd63d</meta:generator>
    <dc:date>2023-09-28T15:29:12.013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